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896cm" fo:margin-left="0.116cm" table:align="left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3.096cm"/>
    </style:style>
    <style:style style:name="Tableau1.C" style:family="table-column">
      <style:table-column-properties style:column-width="8.906cm"/>
    </style:style>
    <style:style style:name="Tableau1.A1" style:family="table-cell">
      <style:table-cell-properties style:vertical-align="middle" style:writing-mode="page"/>
    </style:style>
    <style:style style:name="Tableau1.A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A3" style:family="table-cell">
      <style:table-cell-properties style:writing-mode="page"/>
    </style:style>
    <style:style style:name="Tableau1.B3" style:family="table-cell">
      <style:table-cell-properties style:writing-mode="page"/>
    </style:style>
    <style:style style:name="Tableau1.C3" style:family="table-cell">
      <style:table-cell-properties style:writing-mode="page"/>
    </style:style>
    <style:style style:name="Tableau1.A4" style:family="table-cell">
      <style:table-cell-properties style:writing-mode="page"/>
    </style:style>
    <style:style style:name="Tableau1.B4" style:family="table-cell">
      <style:table-cell-properties style:writing-mode="page"/>
    </style:style>
    <style:style style:name="Tableau1.C4" style:family="table-cell">
      <style:table-cell-properties style:writing-mode="page"/>
    </style:style>
    <style:style style:name="P1" style:family="paragraph" style:parent-style-name="Standard">
      <style:text-properties officeooo:paragraph-rsid="00094b0c"/>
    </style:style>
    <style:style style:name="P2" style:family="paragraph" style:parent-style-name="Standard">
      <style:text-properties officeooo:rsid="000b3039" officeooo:paragraph-rsid="000b3039"/>
    </style:style>
    <style:style style:name="P3" style:family="paragraph" style:parent-style-name="Standard">
      <style:paragraph-properties fo:text-align="center" style:justify-single-word="false"/>
      <style:text-properties officeooo:rsid="000b3039" officeooo:paragraph-rsid="000b3039"/>
    </style:style>
    <style:style style:name="P4" style:family="paragraph" style:parent-style-name="Standard">
      <style:text-properties officeooo:rsid="000bdfd5" officeooo:paragraph-rsid="000bdfd5"/>
    </style:style>
    <style:style style:name="P5" style:family="paragraph" style:parent-style-name="Standard">
      <style:text-properties officeooo:rsid="000bdfd5" officeooo:paragraph-rsid="000d036a"/>
    </style:style>
    <style:style style:name="P6" style:family="paragraph" style:parent-style-name="Standard">
      <style:text-properties officeooo:paragraph-rsid="000bdfd5"/>
    </style:style>
    <style:style style:name="P7" style:family="paragraph" style:parent-style-name="Standard">
      <style:text-properties officeooo:paragraph-rsid="000d036a"/>
    </style:style>
    <style:style style:name="P8" style:family="paragraph" style:parent-style-name="Table_20_Contents">
      <style:paragraph-properties fo:text-align="center" style:justify-single-word="false"/>
      <style:text-properties officeooo:rsid="00094b0c" officeooo:paragraph-rsid="00094b0c"/>
    </style:style>
    <style:style style:name="P9" style:family="paragraph" style:parent-style-name="Table_20_Contents">
      <style:text-properties officeooo:rsid="00094b0c" officeooo:paragraph-rsid="00094b0c"/>
    </style:style>
    <style:style style:name="P10" style:family="paragraph" style:parent-style-name="Table_20_Contents">
      <style:text-properties officeooo:rsid="00094b0c" officeooo:paragraph-rsid="000e3ecb"/>
    </style:style>
    <style:style style:name="P11" style:family="paragraph" style:parent-style-name="Table_20_Contents">
      <style:text-properties officeooo:paragraph-rsid="00094b0c"/>
    </style:style>
    <style:style style:name="P12" style:family="paragraph" style:parent-style-name="Table_20_Contents">
      <style:text-properties officeooo:rsid="000b3039" officeooo:paragraph-rsid="000b3039"/>
    </style:style>
    <style:style style:name="T1" style:family="text">
      <style:text-properties officeooo:rsid="00094b0c"/>
    </style:style>
    <style:style style:name="T2" style:family="text">
      <style:text-properties officeooo:rsid="000bdfd5"/>
    </style:style>
    <style:style style:name="T3" style:family="text">
      <style:text-properties officeooo:rsid="000d036a"/>
    </style:style>
    <style:style style:name="T4" style:family="text">
      <style:text-properties officeooo:rsid="000e3e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élisation SI : TP2</text:p>
      <text:p text:style-name="P1"/>
      <text:p text:style-name="P1"/>
      <text:p text:style-name="P2">1)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942554314608">
          <table:table-cell table:style-name="Tableau1.A1" table:number-columns-spanned="3" office:value-type="string">
            <text:p text:style-name="P8">UC : Gérer ses films préférés</text:p>
            <text:p text:style-name="P8"/>
          </table:table-cell>
          <table:covered-table-cell/>
          <table:covered-table-cell/>
        </table:table-row>
        <table:table-row table:style-name="TableLine2942554314608">
          <table:table-cell table:style-name="Tableau1.A2" table:number-columns-spanned="2" office:value-type="string">
            <text:p text:style-name="P9"><text:s/>Évènement <text:s/>déclencheur : </text:p>
            <text:p text:style-name="P10"><text:s/><text:span text:style-name="T2">L’utilisateur </text:span><text:span text:style-name="T4">sélectionne le bouton </text:span></text:p>
            <text:p text:style-name="P10"><text:span text:style-name="T4"><text:s/>ajouter / supprimer aux préférés </text:span></text:p>
            <text:p text:style-name="P9"/>
          </table:table-cell>
          <table:covered-table-cell/>
          <table:table-cell table:style-name="Tableau1.C2" office:value-type="string">
            <text:p text:style-name="P11"><text:s/><text:span text:style-name="T1">Objectif : </text:span></text:p>
            <text:p text:style-name="P11"><text:s/><text:span text:style-name="T4">Ajouter, supprimer un film de la liste des préférés</text:span></text:p>
          </table:table-cell>
        </table:table-row>
        <table:table-row table:style-name="TableLine2942554314608">
          <table:table-cell table:style-name="Tableau1.A3" office:value-type="string">
            <text:p text:style-name="P9"><text:s/>Acteurs : </text:p>
            <text:p text:style-name="P12"><text:s/>Abonne, Serveur BD</text:p>
          </table:table-cell>
          <table:table-cell table:style-name="Tableau1.B3" office:value-type="string">
            <text:p text:style-name="P11"><text:s/><text:span text:style-name="T1">Date création :</text:span></text:p>
            <text:p text:style-name="P11"/>
          </table:table-cell>
          <table:table-cell table:style-name="Tableau1.C3" office:value-type="string">
            <text:p text:style-name="P11"><text:s/><text:span text:style-name="T1">Pre-conditions :</text:span></text:p>
            <text:p text:style-name="P12"><text:s/>L’utilisateur doit être connecte</text:p>
          </table:table-cell>
        </table:table-row>
        <table:table-row table:style-name="TableLine2942554314608">
          <table:table-cell table:style-name="Tableau1.A4" office:value-type="string">
            <text:p text:style-name="P11"><text:s/><text:span text:style-name="T1">Responsable : </text:span></text:p>
            <text:p text:style-name="P11"/>
          </table:table-cell>
          <table:table-cell table:style-name="Tableau1.B4" office:value-type="string">
            <text:p text:style-name="P11"><text:s/><text:span text:style-name="T1">Version :</text:span></text:p>
          </table:table-cell>
          <table:table-cell table:style-name="Tableau1.C4" office:value-type="string">
            <text:p text:style-name="P11"><text:s/><text:span text:style-name="T1">Post-conditions :</text:span></text:p>
            <text:p text:style-name="P11"><text:s/><text:span text:style-name="T4">La liste de film est mis a jours</text:span></text:p>
          </table:table-cell>
        </table:table-row>
      </table:table>
      <text:p text:style-name="P1"/>
      <text:p text:style-name="P4">2)</text:p>
      <text:p text:style-name="P4"/>
      <text:p text:style-name="P4">Scenario nominal :</text:p>
      <text:p text:style-name="P5">1 – L’abonne se connecte</text:p>
      <text:p text:style-name="P7"><text:span text:style-name="T2">2 – L’abonne sélectionne l’onglet « recherche de film »</text:span></text:p>
      <text:p text:style-name="P7"><text:span text:style-name="T2">3 – </text:span><text:span text:style-name="T3">L’abonne cherche son film grâce au moteur de recherche</text:span></text:p>
      <text:p text:style-name="P7"><text:span text:style-name="T2">4 – L’abonne </text:span><text:span text:style-name="T3">sélectionne le film de son choix</text:span></text:p>
      <text:p text:style-name="P5">5 – <text:span text:style-name="T3">L’abonne sélectionne le bouton « ajouter aux film préférés »</text:span></text:p>
      <text:p text:style-name="P5"/>
      <text:p text:style-name="P5">Scenario alternatif :</text:p>
      <text:p text:style-name="P4">1 – L’abonne se connecte</text:p>
      <text:p text:style-name="P4">2 – L’abonne va dans l’onglet « Mes films préférés »</text:p>
      <text:p text:style-name="P6"><text:span text:style-name="T2">3 – Le système affiche la liste </text:span><text:span text:style-name="T3">de film</text:span></text:p>
      <text:p text:style-name="P7"><text:span text:style-name="T2">4 – L’abonne </text:span><text:span text:style-name="T3">sélectionne le film de son choix</text:span></text:p>
      <text:p text:style-name="P4">5 – L’<text:span text:style-name="T3">abonne sélectionne le bouton « supprimer de mes préférés »</text:span></text:p>
      <text:p text:style-name="P4"/>
      <text:p text:style-name="P6"><text:span text:style-name="T2">Scenario </text:span><text:span text:style-name="T3">d’exception</text:span><text:span text:style-name="T2">:</text:span></text:p>
      <text:p text:style-name="P5">1 – L’abonne se connecte</text:p>
      <text:p text:style-name="P5">2 – L’abonne va dans l’onglet « Mes films préférés »</text:p>
      <text:p text:style-name="P7"><text:span text:style-name="T2">3 – Le système affiche la liste </text:span><text:span text:style-name="T3">de film</text:span></text:p>
      <text:p text:style-name="P7"><text:span text:style-name="T2">4 – L’abonne </text:span><text:span text:style-name="T3">sélectionne le film de son choix</text:span></text:p>
      <text:p text:style-name="P6"><text:span text:style-name="T2">5 – </text:span><text:span text:style-name="T3">Le film a été supprimer par le responsable commercial : Le système indique a l’abonne que le film a été supprimer et l’enlève de sa liste de film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2T19:13:14.581000000</meta:creation-date>
    <dc:date>2023-01-22T21:24:18.002000000</dc:date>
    <meta:editing-duration>PT29M11S</meta:editing-duration>
    <meta:editing-cycles>1</meta:editing-cycles>
    <meta:document-statistic meta:table-count="1" meta:image-count="0" meta:object-count="0" meta:page-count="1" meta:paragraph-count="36" meta:word-count="213" meta:character-count="1227" meta:non-whitespace-character-count="1014"/>
    <meta:generator>LibreOffice/7.0.3.1$Windows_X86_64 LibreOffice_project/d7547858d014d4cf69878db179d326fc3483e082</meta:generator>
  </office:meta>
</office:document-meta>
</file>